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e359" officeooo:paragraph-rsid="0015e359"/>
    </style:style>
    <style:style style:name="P2" style:family="paragraph" style:parent-style-name="Preformatted_20_Text">
      <style:paragraph-properties fo:padding="0.0291in" fo:border-left="none" fo:border-right="none" fo:border-top="none" fo:border-bottom="0.99pt solid #000000" style:join-border="false"/>
      <style:text-properties officeooo:rsid="0015e359" officeooo:paragraph-rsid="0015e359"/>
    </style:style>
    <style:style style:name="P3" style:family="paragraph" style:parent-style-name="Preformatted_20_Text">
      <style:text-properties officeooo:rsid="0015e359" officeooo:paragraph-rsid="0015e359"/>
    </style:style>
    <style:style style:name="P4" style:family="paragraph" style:parent-style-name="Preformatted_20_Text">
      <style:text-properties officeooo:rsid="0015e359" officeooo:paragraph-rsid="0018b5cc"/>
    </style:style>
    <style:style style:name="P5" style:family="paragraph" style:parent-style-name="Preformatted_20_Text">
      <style:text-properties officeooo:rsid="00178983" officeooo:paragraph-rsid="00178983"/>
    </style:style>
    <style:style style:name="P6" style:family="paragraph" style:parent-style-name="Preformatted_20_Text">
      <style:paragraph-properties fo:padding="0.0291in" fo:border-left="none" fo:border-right="none" fo:border-top="none" fo:border-bottom="0.99pt solid #000000" style:join-border="false"/>
      <style:text-properties officeooo:rsid="0015e359" officeooo:paragraph-rsid="0015e359"/>
    </style:style>
    <style:style style:name="T1" style:family="text">
      <style:text-properties officeooo:rsid="00178983"/>
    </style:style>
    <style:style style:name="T2" style:family="text">
      <style:text-properties officeooo:rsid="0018b5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cDonough (dmcdonough)</text:p>
      <text:p text:style-name="P1">Lab 2 9/11</text:p>
      <text:p text:style-name="P1"/>
      <text:p text:style-name="P1">Q1. </text:p>
      <text:p text:style-name="P1"/>
      <text:p text:style-name="P1">nslookup www.nintendo.co.jp</text:p>
      <text:p text:style-name="P1"/>
      <text:p text:style-name="P1">Output:</text:p>
      <text:p text:style-name="P1"><text:s text:c="4"/>Server:<text:tab/><text:tab/>127.0.1.1</text:p>
      <text:p text:style-name="P1"><text:s text:c="4"/>Address:<text:tab/>127.0.1.1#53</text:p>
      <text:p text:style-name="P1"/>
      <text:p text:style-name="P1"><text:s text:c="4"/>Non-authoritative answer:</text:p>
      <text:p text:style-name="P1"><text:s text:c="4"/>www.nintendo.co.jp<text:tab/>canonical name = www.nintendo.co.jp.edgekey.net.</text:p>
      <text:p text:style-name="P1"><text:s text:c="4"/>www.nintendo.co.jp.edgekey.net<text:tab/>canonical name = e5192.g.akamaiedge.net.</text:p>
      <text:p text:style-name="P1"><text:s text:c="4"/>Name:<text:tab/>e5192.g.akamaiedge.net</text:p>
      <text:p text:style-name="P1"><text:s text:c="4"/>Address: 173.222.102.223</text:p>
      <text:p text:style-name="P1"/>
      <text:p text:style-name="P1"/>
      <text:p text:style-name="P1">Q2. </text:p>
      <text:p text:style-name="P1"/>
      <text:p text:style-name="P1">nslookup -type=NS www.univ.ox.ac.uk</text:p>
      <text:p text:style-name="P1"/>
      <text:p text:style-name="P1">Output:</text:p>
      <text:p text:style-name="P1"><text:s text:c="6"/>Server:<text:tab/><text:tab/>127.0.1.1</text:p>
      <text:p text:style-name="P1"><text:s text:c="6"/>Address:<text:tab/>127.0.1.1#53</text:p>
      <text:p text:style-name="P1"/>
      <text:p text:style-name="P1"><text:s text:c="6"/>Non-authoritative answer:</text:p>
      <text:p text:style-name="P1"><text:s text:c="6"/>*** Can't find www.univ.ox.ac.uk: No answer</text:p>
      <text:p text:style-name="P1"/>
      <text:p text:style-name="P1"><text:s text:c="6"/>Authoritative answers can be found from:</text:p>
      <text:p text:style-name="P1"><text:s text:c="6"/>ox.ac.uk</text:p>
      <text:p text:style-name="P1"><text:s text:c="6"/>origin = nighthawk.dns.ox.ac.uk</text:p>
      <text:p text:style-name="P1"><text:s text:c="6"/>mail addr = hostmaster.ox.ac.uk</text:p>
      <text:p text:style-name="P1"><text:s text:c="6"/>serial = 2018091264</text:p>
      <text:p text:style-name="P1"><text:s text:c="6"/>refresh = 3600</text:p>
      <text:p text:style-name="P1"><text:s text:c="6"/>retry = 1800</text:p>
      <text:p text:style-name="P1"><text:s text:c="6"/>expire = 1209600</text:p>
      <text:p text:style-name="P1"><text:s text:c="6"/>minimum = 900</text:p>
      <text:p text:style-name="P1"/>
      <text:p text:style-name="P1">Q3<text:span text:style-name="T1">(UPDATED)</text:span>. <text:span text:style-name="T1">nslookup mail.yahoo.com 209.244.0.3</text:span></text:p>
      <text:p text:style-name="P5"/>
      <text:p text:style-name="P5">Output:</text:p>
      <text:p text:style-name="P5"><text:tab/><text:tab/>Server:<text:tab/><text:tab/>209.244.0.3</text:p>
      <text:p text:style-name="P5"><text:tab/><text:tab/>Address:<text:tab/>209.244.0.3#53</text:p>
      <text:p text:style-name="P5"/>
      <text:p text:style-name="P5"><text:tab/><text:tab/>Non-authoritative answer:</text:p>
      <text:p text:style-name="P5"><text:tab/><text:tab/>mail.yahoo.com<text:tab/>canonical name = fd-geoycpi-uno.gycpi.b.yahoodns.net.</text:p>
      <text:p text:style-name="P5"><text:tab/><text:tab/>Name:<text:tab/>fd-geoycpi-uno.gycpi.b.yahoodns.net</text:p>
      <text:p text:style-name="P5"><text:tab/><text:tab/>Address: 69.147.92.11</text:p>
      <text:p text:style-name="P5"><text:tab/><text:tab/>Name:<text:tab/>fd-geoycpi-uno.gycpi.b.yahoodns.net</text:p>
      <text:p text:style-name="P5"><text:tab/><text:tab/>Address: 69.147.92.12</text:p>
      <text:p text:style-name="P2"/>
      <text:p text:style-name="P1"/>
      <text:p text:style-name="P1">Start of Part1.pcapng </text:p>
      <text:p text:style-name="P1"/>
      <text:p text:style-name="P1">Q4. Sent Over UDP</text:p>
      <text:p text:style-name="P1"/>
      <text:p text:style-name="P1">Q5. Source port was 42193</text:p>
      <text:p text:style-name="P1"/>
      <text:p text:style-name="P1"><text:soft-page-break/>Q6. The query was sent to Dst: 130.215.11.86</text:p>
      <text:p text:style-name="P1"><text:s text:c="4"/>The local DNS IP shown by ifconfig -a: 130.215.11.86</text:p>
      <text:p text:style-name="P1"><text:s text:c="4"/>They are the same!</text:p>
      <text:p text:style-name="P1"/>
      <text:p text:style-name="P1">Q7. The query type was sent as both type A and type AAAA, but neither contained no answers</text:p>
      <text:p text:style-name="P1"/>
      <text:p text:style-name="P1">Q8. The response for both type A and type AAAA response had 3 answers. Which contained:</text:p>
      <text:p text:style-name="P1"/>
      <text:p text:style-name="P1"><text:s text:c="2"/>www.ietf.org: type CNAME, class IN, cname www.ietf.org.cdn.cloudflare.net</text:p>
      <text:p text:style-name="P1"><text:s text:c="2"/>www.ietf.org.cdn.cloudflare.net: type AAAA, class IN, addr 2400:cb00:2048:1::6814:55</text:p>
      <text:p text:style-name="P1"><text:s text:c="2"/>www.ietf.org.cdn.cloudflare.net: type AAAA, class IN, addr 2400:cb00:2048:1::6814:155</text:p>
      <text:p text:style-name="P1"/>
      <text:p text:style-name="P1">where the type's changed per type of resoponse.</text:p>
      <text:p text:style-name="P1"/>
      <text:p text:style-name="P1">Q9. The following TCP was sent to Dst: 130.215.11.86 which is the same IP as above</text:p>
      <text:p text:style-name="P1"/>
      <text:p text:style-name="P1">Q10. No the images are loaded from <text:a xlink:type="simple" xlink:href="http://www.ietf.org/" text:style-name="Internet_20_link" text:visited-style-name="Visited_20_Internet_20_Link">www.ietf.org</text:a></text:p>
      <text:p text:style-name="P2"/>
      <text:p text:style-name="P1"/>
      <text:p text:style-name="P1">Start of Part2.pcapng</text:p>
      <text:p text:style-name="P1"/>
      <text:p text:style-name="P1">Q11. Dst of Query Port: 53</text:p>
      <text:p text:style-name="P1"><text:s text:c="5"/>Src of Response Port: 42193</text:p>
      <text:p text:style-name="P1"/>
      <text:p text:style-name="P1">Q12. <text:s/>Dst: 130.215.11.86 which is the same as my local dns</text:p>
      <text:p text:style-name="P1"/>
      <text:p text:style-name="P1">Q13. The query was of type A, and contained only the query (no answers)</text:p>
      <text:p text:style-name="P1"/>
      <text:p text:style-name="P1">Q14. The Response contained 3 answers:</text:p>
      <text:p text:style-name="P1"><text:s text:c="2"/>www.mit.edu: type CNAME, class IN, cname www.mit.edu.edgekey.net</text:p>
      <text:p text:style-name="P1"><text:s text:c="2"/>www.mit.edu.edgekey.net: type CNAME, class IN, cname e9566.dscb.akamaiedge.net</text:p>
      <text:p text:style-name="P1"><text:s text:c="2"/>e9566.dscb.akamaiedge.net: type A, class IN, addr 23.14.144.128</text:p>
      <text:p text:style-name="P1"/>
      <text:p text:style-name="P1">Q15. See Q15.png</text:p>
      <text:p text:style-name="P1"/>
      <text:p text:style-name="P2"/>
      <text:p text:style-name="P1"/>
      <text:p text:style-name="P1">Start of Part3.pca.png</text:p>
      <text:p text:style-name="P1">Q16. The Query was sent to 130.215.11.86 which is still my default DNS Server</text:p>
      <text:p text:style-name="P1"/>
      <text:p text:style-name="P1">Q17. The Response is of type CNAME. And contains 2 answers:</text:p>
      <text:p text:style-name="P1"><text:s text:c="4"/>www.mit.edu: type CNAME, class IN, cname www.mit.edu.edgekey.net</text:p>
      <text:p text:style-name="P1"><text:s text:c="4"/>www.mit.edu.edgekey.net: type CNAME, class IN, cname e9566.dscb.akamaiedge.net</text:p>
      <text:p text:style-name="P1"/>
      <text:p text:style-name="P1">Q18. The nameserver responses were:</text:p>
      <text:p text:style-name="P1"><text:s text:c="8"/>www.mit.edu.edgekey.net</text:p>
      <text:p text:style-name="P1"><text:s text:c="8"/>e9566.dscb.akamaiedge.net</text:p>
      <text:p text:style-name="P1"><text:s text:c="6"/>The responses did not contain the IP address</text:p>
      <text:p text:style-name="P1"/>
      <text:p text:style-name="P1">Q19. See Attached Q19.png</text:p>
      <text:p text:style-name="P2"/>
      <text:p text:style-name="P1"/>
      <text:p text:style-name="P1">Start of Part4<text:span text:style-name="T1">(updated)</text:span>.pcapng </text:p>
      <text:p text:style-name="P5">Using nslookup www.aiit.or.kr 209.244.0.3</text:p>
      <text:p text:style-name="P1"><text:soft-page-break/></text:p>
      <text:p text:style-name="P1">Q20. The query was sent to Dst: <text:span text:style-name="T1">209.244.0.3</text:span> which is not my local DNS but instead <text:span text:style-name="T1">the second input of the nslookup command</text:span></text:p>
      <text:p text:style-name="P1"/>
      <text:p text:style-name="P1">Q21. Type A with no answers</text:p>
      <text:p text:style-name="P1"/>
      <text:p text:style-name="P4">Q22. <text:span text:style-name="T2">The response contained 1 answer:</text:span></text:p>
      <text:p text:style-name="P4"><text:span text:style-name="T2"><text:tab/>www.aiit.or.kr: type A, class IN, addr 58.229.6.225</text:span></text:p>
      <text:p text:style-name="P1"/>
      <text:p text:style-name="P1">Q23. See Attached Q23<text:span text:style-name="T1">(updated)</text:span>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3T10:46:03.235430774</dc:date>
    <meta:editing-duration>PT11M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79" meta:word-count="403" meta:character-count="3191" meta:non-whitespace-character-count="2681"/>
  </office:meta>
</office:document-meta>
</file>